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2078" officeooo:paragraph-rsid="000a2078"/>
    </style:style>
    <style:style style:name="P2" style:family="paragraph" style:parent-style-name="Standard">
      <style:text-properties officeooo:rsid="000a2078" officeooo:paragraph-rsid="000ab59e"/>
    </style:style>
    <style:style style:name="P3" style:family="paragraph" style:parent-style-name="Standard">
      <style:text-properties officeooo:rsid="000ab59e" officeooo:paragraph-rsid="000ab59e"/>
    </style:style>
    <style:style style:name="P4" style:family="paragraph" style:parent-style-name="Standard">
      <style:text-properties officeooo:rsid="000bce81" officeooo:paragraph-rsid="000bce81"/>
    </style:style>
    <style:style style:name="P5" style:family="paragraph" style:parent-style-name="Standard">
      <style:text-properties officeooo:rsid="000bce81" officeooo:paragraph-rsid="000ef3ba"/>
    </style:style>
    <style:style style:name="P6" style:family="paragraph" style:parent-style-name="Standard">
      <style:text-properties officeooo:rsid="000d9836" officeooo:paragraph-rsid="000d9836"/>
    </style:style>
    <style:style style:name="P7" style:family="paragraph" style:parent-style-name="Standard">
      <style:text-properties officeooo:rsid="000d9836" officeooo:paragraph-rsid="000ef3ba"/>
    </style:style>
    <style:style style:name="P8" style:family="paragraph" style:parent-style-name="Standard">
      <style:text-properties officeooo:rsid="000ee61c" officeooo:paragraph-rsid="000ee61c"/>
    </style:style>
    <style:style style:name="P9" style:family="paragraph" style:parent-style-name="Standard">
      <style:text-properties officeooo:rsid="000ef3ba" officeooo:paragraph-rsid="000ef3ba"/>
    </style:style>
    <style:style style:name="T1" style:family="text">
      <style:text-properties officeooo:rsid="000ab59e"/>
    </style:style>
    <style:style style:name="T2" style:family="text">
      <style:text-properties officeooo:rsid="000d9836"/>
    </style:style>
    <style:style style:name="T3" style:family="text">
      <style:text-properties officeooo:rsid="000ee61c"/>
    </style:style>
    <style:style style:name="T4" style:family="text">
      <style:text-properties officeooo:rsid="000ef3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éunion du mardi 04 septembre</text:p>
      <text:p text:style-name="P1"/>
      <text:p text:style-name="P8">PARTIE 1</text:p>
      <text:p text:style-name="P8"/>
      <text:p text:style-name="P1">Analyse de besoins du site :</text:p>
      <text:p text:style-name="P2"/>
      <text:p text:style-name="P2"><text:span text:style-name="T4">1.</text:span>Refonte des flux :</text:p>
      <text:p text:style-name="P2"><text:span text:style-name="T1">A</text:span>près analyse du site, on se rend compte que le site présente des <text:span text:style-name="T3">axes d’amélioration au niveau</text:span> d<text:span text:style-name="T3">e l’</text:span>ergonomie : par exemple, le <text:span text:style-name="T3">contenu dupliqué a un impact sur le référencement</text:span>. <text:span text:style-name="T3">On a</text:span> donc refait l’architecture du site. (Voir diagramme).</text:p>
      <text:p text:style-name="P8">Actions entreprises :</text:p>
      <text:p text:style-name="P3"><text:span text:style-name="T4">a</text:span>. Suppression de pages en doublon.</text:p>
      <text:p text:style-name="P3"><text:span text:style-name="T4">b.</text:span> Création et validation de maquettes des nouvelles pages : <text:span text:style-name="T2">Rejoignez</text:span> le <text:span text:style-name="T2">mouvement</text:span> ( et ses deux pages Adhérents et Partenaires économiques), les ateliers thématiques, les <text:span text:style-name="T2">conférences</text:span>, les afterwork, la <text:span text:style-name="T2">commission</text:span> de groupes, contactez-nous, <text:span text:style-name="T2">mentions</text:span> <text:span text:style-name="T2">légales</text:span>, politique de confidentialité et se désinscrire.</text:p>
      <text:p text:style-name="P3"><text:span text:style-name="T4">c.</text:span> <text:span text:style-name="T4">Intégration et</text:span> publication de nouvelles pages.</text:p>
      <text:p text:style-name="P3"><text:span text:style-name="T4">d.</text:span> Correction de bugs, mise a jour et <text:span text:style-name="T2">ré-stylisation</text:span> des pages qui <text:span text:style-name="T2">demeurent</text:span> : le club, le marrainage, newsletter.</text:p>
      <text:p text:style-name="P3"/>
      <text:p text:style-name="P3">2. Mise à jour au normes RGPD (pages newsletter, politique de confidentialité, se désinscrire, formulaires adhérents et partenaires économiques, contactez-nous).</text:p>
      <text:p text:style-name="P3"/>
      <text:p text:style-name="P3">3. Mise a jour du forfait d’hébergement OVH.</text:p>
      <text:p text:style-name="P3"/>
      <text:p text:style-name="P3">4. <text:span text:style-name="T2">Intégration du mailchimp au site.</text:span></text:p>
      <text:p text:style-name="P6"/>
      <text:p text:style-name="P4"><text:span text:style-name="T4">5</text:span>. Automatisation de blog a partir des post Facebook.</text:p>
      <text:p text:style-name="P4"/>
      <text:p text:style-name="P4"><text:span text:style-name="T4">6</text:span>. Insertion des <text:span text:style-name="T2">icônes</text:span> sociaux de partage <text:span text:style-name="T2">dans toutes les pages.</text:span></text:p>
      <text:p text:style-name="P4"/>
      <text:p text:style-name="P4"><text:span text:style-name="T4">7</text:span>. Mise en place de l’analyse du site à travers de Google Anal<text:span text:style-name="T2">y</text:span>tics.</text:p>
      <text:p text:style-name="P4"/>
      <text:p text:style-name="P4"><text:span text:style-name="T4">8</text:span>. Mise à jour du thème et des ses plug-in.</text:p>
      <text:p text:style-name="P4"/>
      <text:p text:style-name="P4"><text:span text:style-name="T4">9</text:span>. Nettoyage de la structure « code » du site à fin de le rendre plus léger et plus maintenable.</text:p>
      <text:p text:style-name="P4"/>
      <text:p text:style-name="P4">1<text:span text:style-name="T4">0</text:span>. Refonte du footer.</text:p>
      <text:p text:style-name="P4"/>
      <text:p text:style-name="P6">1<text:span text:style-name="T4">1</text:span>. Élimination des plug-in non nécessaires.</text:p>
      <text:p text:style-name="P6"/>
      <text:p text:style-name="P6">1<text:span text:style-name="T4">2</text:span>. Mise en place du protocole de sécurité https.</text:p>
      <text:p text:style-name="P6"/>
      <text:p text:style-name="P6">1<text:span text:style-name="T4">3</text:span>. Création de la section « Nouveaux adhérents ».</text:p>
      <text:p text:style-name="P6"/>
      <text:p text:style-name="P6">1<text:span text:style-name="T4">4</text:span>. Incursion de la barre de recherches <text:span text:style-name="T4">sur</text:span> toutes les pages.</text:p>
      <text:p text:style-name="P6"/>
      <text:p text:style-name="P9">PARTIE 2</text:p>
      <text:p text:style-name="P9"/>
      <text:p text:style-name="P5">Création du plug-in annuaire :</text:p>
      <text:p text:style-name="P5"/>
      <text:p text:style-name="P5">1. Définition de besoins<text:span text:style-name="T2">.</text:span></text:p>
      <text:p text:style-name="P5">2. Création de la base de données pour <text:span text:style-name="T2">récupérer</text:span> l’information des membres. </text:p>
      <text:p text:style-name="P5"><text:span text:style-name="T2">3. Historique d’adhésion et fin de droits.</text:span></text:p>
      <text:p text:style-name="P7">4. Création d’une alerte à l’adhésion.</text:p>
      <text:p text:style-name="P7">5. Actualisation des adhésions.</text:p>
      <text:p text:style-name="P7">6. Possibilité de validation avant l’inscription dans la base de donné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31T15:16:16.621352929</meta:creation-date>
    <meta:print-date>2018-09-03T10:33:52.661340118</meta:print-date>
    <dc:date>2018-09-03T10:40:01.822471503</dc:date>
    <meta:editing-duration>PT14M1S</meta:editing-duration>
    <meta:editing-cycles>3</meta:editing-cycles>
    <meta:generator>LibreOffice/6.0.3.2$Linux_X86_64 LibreOffice_project/00m0$Build-2</meta:generator>
    <meta:document-statistic meta:table-count="0" meta:image-count="0" meta:object-count="0" meta:page-count="1" meta:paragraph-count="31" meta:word-count="321" meta:character-count="1965" meta:non-whitespace-character-count="1674"/>
  </office:meta>
</office:document-meta>
</file>